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0.55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6909in" fo:break-before="auto" style:use-optimal-row-height="false"/>
    </style:style>
    <style:style style:name="ro2" style:family="table-row">
      <style:table-row-properties style:row-height="0.7598in" fo:break-before="auto" style:use-optimal-row-height="fals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ff00" style:shrink-to-fit="true"/>
    </style:style>
    <style:style style:name="ce3" style:family="table-cell" style:parent-style-name="Default">
      <style:table-cell-properties fo:background-color="#cccccc" style:rotation-angle="90" style:shrink-to-fit="true"/>
    </style:style>
    <style:style style:name="ce4" style:family="table-cell" style:parent-style-name="Default">
      <style:table-cell-properties fo:background-color="#cccccc" fo:wrap-option="wrap" style:rotation-angle="90" style:shrink-to-fit="true"/>
    </style:style>
    <style:style style:name="ce5" style:family="table-cell" style:parent-style-name="Default" style:data-style-name="N108">
      <style:table-cell-properties fo:background-color="#cccccc" style:rotation-angle="90" style:shrink-to-fit="true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b3b3b3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ce7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6"/>
        <table:table-column table:style-name="co3" table:default-cell-style-name="ce6"/>
        <table:table-column table:style-name="co2" table:number-columns-repeated="3" table:default-cell-style-name="ce1"/>
        <table:table-column table:style-name="co2" table:default-cell-style-name="ce6"/>
        <table:table-column table:style-name="co4" table:default-cell-style-name="ce7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9"/>
        <table:table-row table:style-name="ro1">
          <table:table-cell table:style-name="ce1"/>
          <table:table-cell table:style-name="ce3" office:value-type="string">
            <text:p>Mips</text:p>
          </table:table-cell>
          <table:table-cell table:style-name="ce3" office:value-type="string">
            <text:p>Cache</text:p>
          </table:table-cell>
          <table:table-cell table:style-name="ce3"/>
          <table:table-cell table:style-name="ce3" office:value-type="string">
            <text:p>MWMR</text:p>
          </table:table-cell>
          <table:table-cell table:style-name="ce3"/>
          <table:table-cell table:style-name="ce3" office:value-type="string">
            <text:p>Idct</text:p>
          </table:table-cell>
          <table:table-cell table:style-name="ce3"/>
          <table:table-cell table:style-name="ce3" office:value-type="string">
            <text:p>Tg</text:p>
          </table:table-cell>
          <table:table-cell table:style-name="ce3" office:value-type="string">
            <text:p>Ramdac</text:p>
          </table:table-cell>
          <table:table-cell table:style-name="ce3" office:value-type="string">
            <text:p>Vgmn</text:p>
          </table:table-cell>
          <table:table-cell table:style-name="ce3" office:value-type="string">
            <text:p>Crossbar</text:p>
          </table:table-cell>
          <table:table-cell table:style-name="ce3" office:value-type="string">
            <text:p>Coût Interconnects</text:p>
          </table:table-cell>
          <table:table-cell table:style-name="ce3" office:value-type="string">
            <text:p>Ram</text:p>
          </table:table-cell>
          <table:table-cell table:style-name="ce3"/>
          <table:table-cell table:style-name="ce3" office:value-type="string">
            <text:p>Locks</text:p>
          </table:table-cell>
          <table:table-cell table:style-name="ce3" table:number-columns-repeated="3"/>
        </table:table-row>
        <table:table-row table:style-name="ro2">
          <table:table-cell table:style-name="ce1"/>
          <table:table-cell table:number-columns-repeated="2" table:style-name="ce4" office:value-type="string">
            <text:p>Nombre</text:p>
          </table:table-cell>
          <table:table-cell table:style-name="ce4" office:value-type="string">
            <text:p>Taille (Ko) par cach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N fifos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Latence IDCT</text:p>
          </table:table-cell>
          <table:table-cell table:number-columns-repeated="4" table:style-name="ce4" office:value-type="string">
            <text:p>Nombre</text:p>
          </table:table-cell>
          <table:table-cell table:style-name="ce4"/>
          <table:table-cell table:style-name="ce4" office:value-type="string">
            <text:p>Fixe</text:p>
          </table:table-cell>
          <table:table-cell table:style-name="ce4" office:value-type="string">
            <text:p>Taille (Ko)</text:p>
          </table:table-cell>
          <table:table-cell table:style-name="ce4" office:value-type="string">
            <text:p>Fixe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M Cycles pour 25 images</text:p>
          </table:table-cell>
          <table:table-cell table:style-name="ce4" office:value-type="string">
            <text:p>Conso (proportion)</text:p>
          </table:table-cell>
        </table:table-row>
        <table:table-row table:style-name="ro3">
          <table:table-cell table:style-name="ce1"/>
          <table:table-cell table:style-name="ce5" office:value-type="float" office:value="0.16">
            <text:p>0.160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05">
            <text:p>0.05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13">
            <text:p>0.013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 office:value-type="float" office:value="0.3">
            <text:p>0.3</text:p>
          </table:table-cell>
          <table:table-cell table:style-name="ce3" table:formula="oooc:=0.01+0.05*48*48/1024" office:value-type="float" office:value="0.1225">
            <text:p>0.12</text:p>
          </table:table-cell>
          <table:table-cell table:style-name="ce5" office:value-type="float" office:value="0.01">
            <text:p>0.010</text:p>
          </table:table-cell>
          <table:table-cell table:style-name="ce5" office:value-type="float" office:value="0.005">
            <text:p>0.005</text:p>
          </table:table-cell>
          <table:table-cell table:style-name="ce5"/>
          <table:table-cell table:style-name="ce5" office:value-type="float" office:value="0">
            <text:p>0.000</text:p>
          </table:table-cell>
          <table:table-cell table:style-name="ce5" office:value-type="float" office:value="0.05">
            <text:p>0.050</text:p>
          </table:table-cell>
          <table:table-cell table:style-name="ce5" office:value-type="float" office:value="0.6">
            <text:p>0.600</text:p>
          </table:table-cell>
          <table:table-cell table:style-name="ce5" table:number-columns-repeated="3"/>
        </table:table-row>
        <table:table-row table:style-name="ro4">
          <table:table-cell office:value-type="string">
            <text:p>VgmnNoirqMono</text:p>
          </table:table-cell>
          <table:table-cell office:value-type="float" office:value="1">
            <text:p>1</text:p>
          </table:table-cell>
          <table:table-cell table:formula="oooc:=[.B4]" office:value-type="float" office:value="1">
            <text:p>1</text:p>
          </table:table-cell>
          <table:table-cell office:value-type="float" office:value="1.5">
            <text:p>1.5</text:p>
          </table:table-cell>
          <table:table-cell table:formula="oooc:=[.G4]+[.I4]+[.J4]" office:value-type="float" office:value="2">
            <text:p>2</text:p>
          </table:table-cell>
          <table:table-cell table:formula="oooc:=[.G4]*2+[.I4]+[.J4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IF([.L4]=0;([.B4]+[.E4])*([.E4]+[.N4]+[.P4])*[.$K$3];([.B4]+[.E4])*([.E4]+[.N4]+[.P4])*[.$L$3]/[.L4])"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1">
            <text:p>1</text:p>
          </table:table-cell>
          <table:table-cell table:formula="oooc:=[.B4]*[.B$3]+[.C4]*[.C$3]+[.D4]*[.D$3]*[.C4]+[.E4]*[.E$3]+[.F4]*[.F$3]+[.K4]*[.K$3]+[.L4]*[.L$3]+[.M4]+[.N4]*[.N$3]+[.O4]*[.O$3]+[.P4]*[.P$3]+[.G4]*[.G$3]+[.I4]*[.I$3]+[.J4]*[.J$3]+IF([.G4]&lt;&gt;0;[.H$3]/[.H4];0)" office:value-type="float" office:value="1.9465">
            <text:p>1.95</text:p>
          </table:table-cell>
          <table:table-cell office:value-type="float" office:value="80">
            <text:p>80</text:p>
          </table:table-cell>
          <table:table-cell table:formula="oooc:=[.R4]*[.Q4]" office:value-type="float" office:value="155.72">
            <text:p>155.72</text:p>
          </table:table-cell>
        </table:table-row>
        <table:table-row table:style-name="ro4">
          <table:table-cell office:value-type="string">
            <text:p>VgmnNoirqMulti (2)</text:p>
          </table:table-cell>
          <table:table-cell office:value-type="float" office:value="2">
            <text:p>2</text:p>
          </table:table-cell>
          <table:table-cell table:formula="oooc:=[.B5]"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ooc:=[.G5]+[.I5]+[.J5]" office:value-type="float" office:value="2">
            <text:p>2</text:p>
          </table:table-cell>
          <table:table-cell table:formula="oooc:=[.G5]*2+[.I5]+[.J5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IF([.L5]=0;([.B5]+[.E5])*([.E5]+[.N5]+[.P5])*[.$K$3];([.B5]+[.E5])*([.E5]+[.N5]+[.P5])*[.$L$3]/[.L5])"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1">
            <text:p>1</text:p>
          </table:table-cell>
          <table:table-cell table:formula="oooc:=[.B5]*[.B$3]+[.C5]*[.C$3]+[.D5]*[.D$3]*[.C5]+[.E5]*[.E$3]+[.F5]*[.F$3]+[.K5]*[.K$3]+[.L5]*[.L$3]+[.M5]+[.N5]*[.N$3]+[.O5]*[.O$3]+[.P5]*[.P$3]+[.G5]*[.G$3]+[.I5]*[.I$3]+[.J5]*[.J$3]+IF([.G5]&lt;&gt;0;[.H$3]/[.H5];0)" office:value-type="float" office:value="2.2695">
            <text:p>2.27</text:p>
          </table:table-cell>
          <table:table-cell office:value-type="float" office:value="50">
            <text:p>50</text:p>
          </table:table-cell>
          <table:table-cell table:formula="oooc:=[.R5]*[.Q5]" office:value-type="float" office:value="113.475">
            <text:p>113.48</text:p>
          </table:table-cell>
        </table:table-row>
        <table:table-row table:style-name="ro4">
          <table:table-cell office:value-type="string">
            <text:p>Clusterisée</text:p>
          </table:table-cell>
          <table:table-cell office:value-type="float" office:value="6">
            <text:p>6</text:p>
          </table:table-cell>
          <table:table-cell table:formula="oooc:=[.B6]" office:value-type="float" office:value="6">
            <text:p>6</text:p>
          </table:table-cell>
          <table:table-cell office:value-type="float" office:value="1.5">
            <text:p>1.5</text:p>
          </table:table-cell>
          <table:table-cell table:formula="oooc:=[.G6]+[.I6]+[.J6]" office:value-type="float" office:value="2">
            <text:p>2</text:p>
          </table:table-cell>
          <table:table-cell table:formula="oooc:=[.G6]*2+[.I6]+[.J6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IF([.L6]=0;([.B6]+[.E6])*([.E6]+[.N6]+[.P6])*[.$K$3];([.B6]+[.E6])*([.E6]+[.N6]+[.P6])*[.$L$3]/[.L6])"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ooc:=[.B6]*[.B$3]+[.C6]*[.C$3]+[.D6]*[.D$3]*[.C6]+[.E6]*[.E$3]+[.F6]*[.F$3]+[.K6]*[.K$3]+[.L6]*[.L$3]+[.M6]+[.N6]*[.N$3]+[.O6]*[.O$3]+[.P6]*[.P$3]+[.G6]*[.G$3]+[.I6]*[.I$3]+[.J6]*[.J$3]+IF([.G6]&lt;&gt;0;[.H$3]/[.H6];0)" office:value-type="float" office:value="4.7365">
            <text:p>4.74</text:p>
          </table:table-cell>
          <table:table-cell office:value-type="float" office:value="30">
            <text:p>30</text:p>
          </table:table-cell>
          <table:table-cell table:formula="oooc:=[.R6]*[.Q6]" office:value-type="float" office:value="142.095">
            <text:p>142.1</text:p>
          </table:table-cell>
        </table:table-row>
        <table:table-row table:style-name="ro4">
          <table:table-cell/>
          <table:table-cell/>
          <table:table-cell table:formula="oooc:=[.B7]" office:value-type="float" office:value="0">
            <text:p>0</text:p>
          </table:table-cell>
          <table:table-cell/>
          <table:table-cell table:formula="oooc:=[.G7]+[.I7]+[.J7]" office:value-type="float" office:value="2">
            <text:p>2</text:p>
          </table:table-cell>
          <table:table-cell table:formula="oooc:=[.G7]*2+[.I7]+[.J7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7]=0;([.B7]+[.E7])*([.E7]+[.N7]+[.P7])*[.$K$3];([.B7]+[.E7])*([.E7]+[.N7]+[.P7])*[.$L$3]/[.L7])" office:value-type="float" office:value="0.04">
            <text:p>0.04</text:p>
          </table:table-cell>
          <table:table-cell table:number-columns-repeated="3"/>
          <table:table-cell table:formula="oooc:=[.B7]*[.B$3]+[.C7]*[.C$3]+[.D7]*[.D$3]*[.C7]+[.E7]*[.E$3]+[.F7]*[.F$3]+[.K7]*[.K$3]+[.L7]*[.L$3]+[.M7]+[.N7]*[.N$3]+[.O7]*[.O$3]+[.P7]*[.P$3]+[.G7]*[.G$3]+[.I7]*[.I$3]+[.J7]*[.J$3]+IF([.G7]&lt;&gt;0;[.H$3]/[.H7];0)" office:value-type="float" office:value="0.4985">
            <text:p>0.5</text:p>
          </table:table-cell>
          <table:table-cell/>
          <table:table-cell table:formula="oooc:=[.R7]*[.Q7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8]" office:value-type="float" office:value="0">
            <text:p>0</text:p>
          </table:table-cell>
          <table:table-cell/>
          <table:table-cell table:formula="oooc:=[.G8]+[.I8]+[.J8]" office:value-type="float" office:value="2">
            <text:p>2</text:p>
          </table:table-cell>
          <table:table-cell table:formula="oooc:=[.G8]*2+[.I8]+[.J8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8]=0;([.B8]+[.E8])*([.E8]+[.N8]+[.P8])*[.$K$3];([.B8]+[.E8])*([.E8]+[.N8]+[.P8])*[.$L$3]/[.L8])" office:value-type="float" office:value="0.04">
            <text:p>0.04</text:p>
          </table:table-cell>
          <table:table-cell table:number-columns-repeated="3"/>
          <table:table-cell table:formula="oooc:=[.B8]*[.B$3]+[.C8]*[.C$3]+[.D8]*[.D$3]*[.C8]+[.E8]*[.E$3]+[.F8]*[.F$3]+[.K8]*[.K$3]+[.L8]*[.L$3]+[.M8]+[.N8]*[.N$3]+[.O8]*[.O$3]+[.P8]*[.P$3]+[.G8]*[.G$3]+[.I8]*[.I$3]+[.J8]*[.J$3]+IF([.G8]&lt;&gt;0;[.H$3]/[.H8];0)" office:value-type="float" office:value="0.4985">
            <text:p>0.5</text:p>
          </table:table-cell>
          <table:table-cell/>
          <table:table-cell table:formula="oooc:=[.R8]*[.Q8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9]" office:value-type="float" office:value="0">
            <text:p>0</text:p>
          </table:table-cell>
          <table:table-cell/>
          <table:table-cell table:formula="oooc:=[.G9]+[.I9]+[.J9]" office:value-type="float" office:value="2">
            <text:p>2</text:p>
          </table:table-cell>
          <table:table-cell table:formula="oooc:=[.G9]*2+[.I9]+[.J9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9]=0;([.B9]+[.E9])*([.E9]+[.N9]+[.P9])*[.$K$3];([.B9]+[.E9])*([.E9]+[.N9]+[.P9])*[.$L$3]/[.L9])" office:value-type="float" office:value="0.04">
            <text:p>0.04</text:p>
          </table:table-cell>
          <table:table-cell table:number-columns-repeated="3"/>
          <table:table-cell table:formula="oooc:=[.B9]*[.B$3]+[.C9]*[.C$3]+[.D9]*[.D$3]*[.C9]+[.E9]*[.E$3]+[.F9]*[.F$3]+[.K9]*[.K$3]+[.L9]*[.L$3]+[.M9]+[.N9]*[.N$3]+[.O9]*[.O$3]+[.P9]*[.P$3]+[.G9]*[.G$3]+[.I9]*[.I$3]+[.J9]*[.J$3]+IF([.G9]&lt;&gt;0;[.H$3]/[.H9];0)" office:value-type="float" office:value="0.4985">
            <text:p>0.5</text:p>
          </table:table-cell>
          <table:table-cell/>
          <table:table-cell table:formula="oooc:=[.R9]*[.Q9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0]" office:value-type="float" office:value="0">
            <text:p>0</text:p>
          </table:table-cell>
          <table:table-cell/>
          <table:table-cell table:formula="oooc:=[.G10]+[.I10]+[.J10]" office:value-type="float" office:value="2">
            <text:p>2</text:p>
          </table:table-cell>
          <table:table-cell table:formula="oooc:=[.G10]*2+[.I10]+[.J10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0]=0;([.B10]+[.E10])*([.E10]+[.N10]+[.P10])*[.$K$3];([.B10]+[.E10])*([.E10]+[.N10]+[.P10])*[.$L$3]/[.L10])" office:value-type="float" office:value="0.04">
            <text:p>0.04</text:p>
          </table:table-cell>
          <table:table-cell table:number-columns-repeated="3"/>
          <table:table-cell table:formula="oooc:=[.B10]*[.B$3]+[.C10]*[.C$3]+[.D10]*[.D$3]*[.C10]+[.E10]*[.E$3]+[.F10]*[.F$3]+[.K10]*[.K$3]+[.L10]*[.L$3]+[.M10]+[.N10]*[.N$3]+[.O10]*[.O$3]+[.P10]*[.P$3]+[.G10]*[.G$3]+[.I10]*[.I$3]+[.J10]*[.J$3]+IF([.G10]&lt;&gt;0;[.H$3]/[.H10];0)" office:value-type="float" office:value="0.4985">
            <text:p>0.5</text:p>
          </table:table-cell>
          <table:table-cell/>
          <table:table-cell table:formula="oooc:=[.R10]*[.Q10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1]" office:value-type="float" office:value="0">
            <text:p>0</text:p>
          </table:table-cell>
          <table:table-cell/>
          <table:table-cell table:formula="oooc:=[.G11]+[.I11]+[.J11]" office:value-type="float" office:value="2">
            <text:p>2</text:p>
          </table:table-cell>
          <table:table-cell table:formula="oooc:=[.G11]*2+[.I11]+[.J11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1]=0;([.B11]+[.E11])*([.E11]+[.N11]+[.P11])*[.$K$3];([.B11]+[.E11])*([.E11]+[.N11]+[.P11])*[.$L$3]/[.L11])" office:value-type="float" office:value="0.04">
            <text:p>0.04</text:p>
          </table:table-cell>
          <table:table-cell table:number-columns-repeated="3"/>
          <table:table-cell table:formula="oooc:=[.B11]*[.B$3]+[.C11]*[.C$3]+[.D11]*[.D$3]*[.C11]+[.E11]*[.E$3]+[.F11]*[.F$3]+[.K11]*[.K$3]+[.L11]*[.L$3]+[.M11]+[.N11]*[.N$3]+[.O11]*[.O$3]+[.P11]*[.P$3]+[.G11]*[.G$3]+[.I11]*[.I$3]+[.J11]*[.J$3]+IF([.G11]&lt;&gt;0;[.H$3]/[.H11];0)" office:value-type="float" office:value="0.4985">
            <text:p>0.5</text:p>
          </table:table-cell>
          <table:table-cell/>
          <table:table-cell table:formula="oooc:=[.R11]*[.Q11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2]" office:value-type="float" office:value="0">
            <text:p>0</text:p>
          </table:table-cell>
          <table:table-cell/>
          <table:table-cell table:formula="oooc:=[.G12]+[.I12]+[.J12]" office:value-type="float" office:value="2">
            <text:p>2</text:p>
          </table:table-cell>
          <table:table-cell table:formula="oooc:=[.G12]*2+[.I12]+[.J12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2]=0;([.B12]+[.E12])*([.E12]+[.N12]+[.P12])*[.$K$3];([.B12]+[.E12])*([.E12]+[.N12]+[.P12])*[.$L$3]/[.L12])" office:value-type="float" office:value="0.04">
            <text:p>0.04</text:p>
          </table:table-cell>
          <table:table-cell table:number-columns-repeated="3"/>
          <table:table-cell table:formula="oooc:=[.B12]*[.B$3]+[.C12]*[.C$3]+[.D12]*[.D$3]*[.C12]+[.E12]*[.E$3]+[.F12]*[.F$3]+[.K12]*[.K$3]+[.L12]*[.L$3]+[.M12]+[.N12]*[.N$3]+[.O12]*[.O$3]+[.P12]*[.P$3]+[.G12]*[.G$3]+[.I12]*[.I$3]+[.J12]*[.J$3]+IF([.G12]&lt;&gt;0;[.H$3]/[.H12];0)" office:value-type="float" office:value="0.4985">
            <text:p>0.5</text:p>
          </table:table-cell>
          <table:table-cell/>
          <table:table-cell table:formula="oooc:=[.R12]*[.Q12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3]" office:value-type="float" office:value="0">
            <text:p>0</text:p>
          </table:table-cell>
          <table:table-cell/>
          <table:table-cell table:formula="oooc:=[.G13]+[.I13]+[.J13]" office:value-type="float" office:value="2">
            <text:p>2</text:p>
          </table:table-cell>
          <table:table-cell table:formula="oooc:=[.G13]*2+[.I13]+[.J13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3]=0;([.B13]+[.E13])*([.E13]+[.N13]+[.P13])*[.$K$3];([.B13]+[.E13])*([.E13]+[.N13]+[.P13])*[.$L$3]/[.L13])" office:value-type="float" office:value="0.04">
            <text:p>0.04</text:p>
          </table:table-cell>
          <table:table-cell table:number-columns-repeated="3"/>
          <table:table-cell table:formula="oooc:=[.B13]*[.B$3]+[.C13]*[.C$3]+[.D13]*[.D$3]*[.C13]+[.E13]*[.E$3]+[.F13]*[.F$3]+[.K13]*[.K$3]+[.L13]*[.L$3]+[.M13]+[.N13]*[.N$3]+[.O13]*[.O$3]+[.P13]*[.P$3]+[.G13]*[.G$3]+[.I13]*[.I$3]+[.J13]*[.J$3]+IF([.G13]&lt;&gt;0;[.H$3]/[.H13];0)" office:value-type="float" office:value="0.4985">
            <text:p>0.5</text:p>
          </table:table-cell>
          <table:table-cell/>
          <table:table-cell table:formula="oooc:=[.R13]*[.Q13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4]" office:value-type="float" office:value="0">
            <text:p>0</text:p>
          </table:table-cell>
          <table:table-cell/>
          <table:table-cell table:formula="oooc:=[.G14]+[.I14]+[.J14]" office:value-type="float" office:value="2">
            <text:p>2</text:p>
          </table:table-cell>
          <table:table-cell table:formula="oooc:=[.G14]*2+[.I14]+[.J14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4]=0;([.B14]+[.E14])*([.E14]+[.N14]+[.P14])*[.$K$3];([.B14]+[.E14])*([.E14]+[.N14]+[.P14])*[.$L$3]/[.L14])" office:value-type="float" office:value="0.04">
            <text:p>0.04</text:p>
          </table:table-cell>
          <table:table-cell table:number-columns-repeated="3"/>
          <table:table-cell table:formula="oooc:=[.B14]*[.B$3]+[.C14]*[.C$3]+[.D14]*[.D$3]*[.C14]+[.E14]*[.E$3]+[.F14]*[.F$3]+[.K14]*[.K$3]+[.L14]*[.L$3]+[.M14]+[.N14]*[.N$3]+[.O14]*[.O$3]+[.P14]*[.P$3]+[.G14]*[.G$3]+[.I14]*[.I$3]+[.J14]*[.J$3]+IF([.G14]&lt;&gt;0;[.H$3]/[.H14];0)" office:value-type="float" office:value="0.4985">
            <text:p>0.5</text:p>
          </table:table-cell>
          <table:table-cell/>
          <table:table-cell table:formula="oooc:=[.R14]*[.Q14]" office:value-type="float" office:value="0">
            <text:p>0</text:p>
          </table:table-cell>
        </table:table-row>
        <table:table-row table:style-name="ro4">
          <table:table-cell/>
          <table:table-cell/>
          <table:table-cell table:formula="oooc:=[.B15]" office:value-type="float" office:value="0">
            <text:p>0</text:p>
          </table:table-cell>
          <table:table-cell/>
          <table:table-cell table:formula="oooc:=[.G15]+[.I15]+[.J15]" office:value-type="float" office:value="2">
            <text:p>2</text:p>
          </table:table-cell>
          <table:table-cell table:formula="oooc:=[.G15]*2+[.I15]+[.J15]" office:value-type="float" office:value="2">
            <text:p>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formula="oooc:=IF([.L15]=0;([.B15]+[.E15])*([.E15]+[.N15]+[.P15])*[.$K$3];([.B15]+[.E15])*([.E15]+[.N15]+[.P15])*[.$L$3]/[.L15])" office:value-type="float" office:value="0.04">
            <text:p>0.04</text:p>
          </table:table-cell>
          <table:table-cell table:number-columns-repeated="3"/>
          <table:table-cell table:formula="oooc:=[.B15]*[.B$3]+[.C15]*[.C$3]+[.D15]*[.D$3]*[.C15]+[.E15]*[.E$3]+[.F15]*[.F$3]+[.K15]*[.K$3]+[.L15]*[.L$3]+[.M15]+[.N15]*[.N$3]+[.O15]*[.O$3]+[.P15]*[.P$3]+[.G15]*[.G$3]+[.I15]*[.I$3]+[.J15]*[.J$3]+IF([.G15]&lt;&gt;0;[.H$3]/[.H15];0)" office:value-type="float" office:value="0.4985">
            <text:p>0.5</text:p>
          </table:table-cell>
          <table:table-cell/>
          <table:table-cell table:formula="oooc:=[.R15]*[.Q15]" office:value-type="float" office:value="0">
            <text:p>0</text:p>
          </table:table-cell>
        </table:table-row>
        <table:table-row table:style-name="ro4">
          <table:table-cell table:style-name="Default" table:number-columns-repeated="19"/>
        </table:table-row>
        <table:table-row table:style-name="ro4">
          <table:table-cell table:style-name="Default" office:value-type="string">
            <text:p>Ne remplir que les parties vertes, le reste est déjà rempli. Les fonctions de coût sont déjà présentes.</text:p>
          </table:table-cell>
          <table:table-cell table:style-name="Default" table:number-columns-repeated="18"/>
        </table:table-row>
        <table:table-row table:style-name="ro4">
          <table:table-cell table:style-name="Default" office:value-type="string">
            <text:p>Le nombre de caches, de contrôleurs MWMR et de canaux dans ces contrôleurs s'adapte automatiquement.</text:p>
          </table:table-cell>
          <table:table-cell table:style-name="Default" table:number-columns-repeated="18"/>
        </table:table-row>
      </table:table>
      <table:table table:name="Feui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4">03/14/2007</text:date>, <text:time>14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Nicolas Pouillon</meta:initial-creator>
    <meta:creation-date>2007-03-07T11:40:59</meta:creation-date>
    <dc:creator>Nicolas Pouillon</dc:creator>
    <dc:date>2007-03-14T14:56:41</dc:date>
    <dc:language>fr-FR</dc:language>
    <meta:editing-cycles>6</meta:editing-cycles>
    <meta:editing-duration>PT2H25M25S</meta:editing-duration>
    <meta:user-defined meta:name="Info 1"/>
    <meta:user-defined meta:name="Info 2"/>
    <meta:user-defined meta:name="Info 3"/>
    <meta:user-defined meta:name="Info 4"/>
    <meta:document-statistic meta:table-count="3" meta:cell-count="263"/>
  </office:meta>
</office:document-meta>
</file>